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72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5T09:11:05">
            <text:p>2020/4/15 9:11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6cm" draw:caption-point-x="-1.353cm" draw:caption-point-y="2.82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65)">
            <text:p>sn(65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5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15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9">
            <text:p>59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0">
            <text:p>6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13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1">
            <text:p>6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D6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2">
            <text:p>6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Em7;D6/6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1_18-51-16_000.jpg</text:p>
          </table:table-cell>
          <table:table-cell table:style-name="ce49" office:value-type="date" office:date-value="2020-04-12T09:39:07.43">
            <text:p>2020/4/12 9:3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3">
            <text:p>6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genre=bossa-nova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E</text:p>
          </table:table-cell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49999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4">
            <text:p>6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12_18-59-43_000.jpg</text:p>
          </table:table-cell>
          <table:table-cell table:style-name="ce49" office:value-type="date" office:date-value="2020-04-13T13:26:15.949999">
            <text:p>2020/4/13 13:2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5">
            <text:p>6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:chord=D▽/5;D▽;D▽/2m;G/Em7▽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13_18-54-38_000.jpg</text:p>
          </table:table-cell>
          <table:table-cell table:style-name="ce49" office:value-type="date" office:date-value="2020-04-14T12:29:10.03">
            <text:p>2020/4/14 12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5T09:11:05.39">
            <text:p>2020/4/15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719cm" draw:caption-point-x="-1.353cm" draw:caption-point-y="2.4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5T09:11:05.56">
            <text:p>2020/4/15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80.725cm" draw:caption-point-x="-1.353cm" draw:caption-point-y="2.4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31)">
            <text:p>sn(3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3">
            <text:p>23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(==&gt;f-4.n)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4">
            <text:p>24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fs</text:p>
          </table:table-cell>
          <table:table-cell table:style-name="ce97" office:value-type="string">
            <text:p>f-N,swing+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5">
            <text:p>25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msr.5,notes=E4-C4</text:p>
          </table:table-cell>
          <table:table-cell table:style-name="ce94" office:value-type="string">
            <text:p>score+</text:p>
          </table:table-cell>
          <table:table-cell table:style-name="ce94"/>
          <table:table-cell table:style-name="ce94" office:value-type="string">
            <text:p>k.F</text:p>
          </table:table-cell>
          <table:table-cell table:style-name="ce98"/>
          <table:table-cell table:style-name="ce95" office:value-type="string">
            <text:p>R=3</text:p>
          </table:table-cell>
          <table:table-cell table:style-name="ce98" office:value-type="string">
            <text:p>2020-04-11_16-45-49_000.jpg</text:p>
          </table:table-cell>
          <table:table-cell table:style-name="ce99" office:value-type="date" office:date-value="2020-04-12T09:33:48.35">
            <text:p>2020/4/12 9:3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6">
            <text:p>2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-</text:p>
          </table:table-cell>
          <table:table-cell table:style-name="ce94" table:number-columns-repeated="3"/>
          <table:table-cell table:style-name="ce98"/>
          <table:table-cell table:style-name="ce95"/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7">
            <text:p>2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block=A;msr.4-5</text:p>
          </table:table-cell>
          <table:table-cell table:style-name="ce94" office:value-type="string">
            <text:p>score+</text:p>
          </table:table-cell>
          <table:table-cell table:style-name="ce94" table:number-columns-repeated="2"/>
          <table:table-cell table:style-name="ce98"/>
          <table:table-cell table:style-name="ce95" office:value-type="string">
            <text:p>R=1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8">
            <text:p>2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et-1,for=fingering:A4-&gt;F4</text:p>
          </table:table-cell>
          <table:table-cell table:style-name="ce94" table:number-columns-repeated="3"/>
          <table:table-cell table:style-name="ce98"/>
          <table:table-cell table:style-name="ce95" office:value-type="string">
            <text:p>R=2</text:p>
          </table:table-cell>
          <table:table-cell table:style-name="ce98" office:value-type="string">
            <text:p>2020-04-12_18-04-04_000.jpg</text:p>
          </table:table-cell>
          <table:table-cell table:style-name="ce99" office:value-type="date" office:date-value="2020-04-13T13:23:13.98">
            <text:p>2020/4/13 13:2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9">
            <text:p>29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et-N</text:p>
          </table:table-cell>
          <table:table-cell table:style-name="ce96" office:value-type="string">
            <text:p>etude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/>
          <table:table-cell table:style-name="ce94" office:value-type="string">
            <text:p>k.F</text:p>
          </table:table-cell>
          <table:table-cell table:style-name="ce98"/>
          <table:table-cell table:style-name="ce95"/>
          <table:table-cell table:style-name="ce98" office:value-type="string">
            <text:p>2020-04-14_18-00-48_000.jpg</text:p>
          </table:table-cell>
          <table:table-cell table:style-name="ce99" office:value-type="date" office:date-value="2020-04-15T09:10:54.23">
            <text:p>2020/4/15 9:1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30">
            <text:p>30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4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et-1,for=fingering:A4-&gt;F4</text:p>
          </table:table-cell>
          <table:table-cell table:style-name="ce94" table:number-columns-repeated="3"/>
          <table:table-cell table:style-name="ce98"/>
          <table:table-cell table:style-name="ce95"/>
          <table:table-cell table:style-name="ce98" office:value-type="string">
            <text:p>2020-04-14_18-00-48_000.jpg</text:p>
          </table:table-cell>
          <table:table-cell table:style-name="ce99" office:value-type="date" office:date-value="2020-04-15T09:10:54.23">
            <text:p>2020/4/15 9:1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31">
            <text:p>31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et-2</text:p>
          </table:table-cell>
          <table:table-cell table:style-name="ce96" office:value-type="string">
            <text:p>etude</text:p>
          </table:table-cell>
          <table:table-cell table:style-name="ce97" office:value-type="string">
            <text:p>for=fingering:B♭4-&gt;G4;E♭4-&gt;C4</text:p>
          </table:table-cell>
          <table:table-cell table:style-name="ce94" table:number-columns-repeated="3"/>
          <table:table-cell table:style-name="ce98"/>
          <table:table-cell table:style-name="ce95"/>
          <table:table-cell table:style-name="ce98" office:value-type="string">
            <text:p>2020-04-14_18-00-48_000.jpg</text:p>
          </table:table-cell>
          <table:table-cell table:style-name="ce99" office:value-type="date" office:date-value="2020-04-15T09:10:54.23">
            <text:p>2020/4/15 9:1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5T09:11:05.7">
            <text:p>2020/4/15 9:11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4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4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4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4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4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4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4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4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4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5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3.563cm" draw:caption-point-x="-1.353cm" draw:caption-point-y="2.41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9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9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9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9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9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9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65)">
            <text:p>sn(6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5T09:11:04.4">
            <text:p>2020/4/15 9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65)">
            <text:p>sn(65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5T09:11:04.4">
            <text:p>2020/4/15 9:1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6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6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5T09:11:04.4">
            <text:p>2020/4/15 9:1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5T09:11:04.4">
            <text:p>2020/4/15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5)">
            <text:p>sn(6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5T09:11:06.16">
            <text:p>2020/4/15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32cm" draw:caption-point-x="-1.353cm" draw:caption-point-y="2.2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5T09:11:04.4">
            <text:p>2020/4/15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5)">
            <text:p>sn(65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8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5T09:11:06.31">
            <text:p>2020/4/15 9:1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32cm" draw:caption-point-x="-1.353cm" draw:caption-point-y="2.21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4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40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4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2020/04/15</text:date>, <text:time>09:11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5T09:11:04.30</dc:date>
    <dc:creator>iwabuchi ken</dc:creator>
    <meta:editing-duration>P8DT18H43M32S</meta:editing-duration>
    <meta:editing-cycles>802</meta:editing-cycles>
    <meta:generator>OpenOffice/4.1.3$Win32 OpenOffice.org_project/413m1$Build-9783</meta:generator>
    <meta:document-statistic meta:table-count="11" meta:cell-count="5420" meta:object-count="0"/>
    <meta:user-defined meta:name="sheets-banding"/>
    <meta:user-defined meta:name="sheets-original-selection"/>
  </office:meta>
</office:document-meta>
</file>